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4c126" officeooo:paragraph-rsid="0014c126"/>
    </style:style>
    <style:style style:name="P2" style:family="paragraph" style:parent-style-name="Standard">
      <style:text-properties officeooo:rsid="0014c126" officeooo:paragraph-rsid="0015d034"/>
    </style:style>
    <style:style style:name="P3" style:family="paragraph" style:parent-style-name="Standard">
      <style:text-properties officeooo:rsid="0014c126" officeooo:paragraph-rsid="0017a01e"/>
    </style:style>
    <style:style style:name="P4" style:family="paragraph" style:parent-style-name="Standard">
      <style:text-properties officeooo:rsid="0014c126" officeooo:paragraph-rsid="0018fb03"/>
    </style:style>
    <style:style style:name="P5" style:family="paragraph" style:parent-style-name="Standard">
      <style:text-properties officeooo:rsid="0015d034" officeooo:paragraph-rsid="0014c126"/>
    </style:style>
    <style:style style:name="P6" style:family="paragraph" style:parent-style-name="Standard">
      <style:text-properties officeooo:rsid="0015d034" officeooo:paragraph-rsid="0015d034"/>
    </style:style>
    <style:style style:name="P7" style:family="paragraph" style:parent-style-name="Standard">
      <style:text-properties officeooo:rsid="0017a01e" officeooo:paragraph-rsid="0017a01e"/>
    </style:style>
    <style:style style:name="P8" style:family="paragraph" style:parent-style-name="Table_20_Contents">
      <style:text-properties officeooo:rsid="0017a01e" officeooo:paragraph-rsid="0017a01e"/>
    </style:style>
    <style:style style:name="T1" style:family="text">
      <style:text-properties officeooo:rsid="0015d034"/>
    </style:style>
    <style:style style:name="T2" style:family="text">
      <style:text-properties officeooo:rsid="0017a01e"/>
    </style:style>
    <style:style style:name="T3" style:family="text">
      <style:text-properties officeooo:rsid="0018fb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ние на лабораторную работу</text:p>
      <text:p text:style-name="P1"/>
      <text:p text:style-name="P1">Базовые задания.</text:p>
      <text:p text:style-name="P1"/>
      <text:p text:style-name="P1">1. Подключитесь к ресурсу ssh://jet.cpct.sibsutis.ru:22. После первого подключе-</text:p>
      <text:p text:style-name="P1">ния измените пароль для своей учетной записи.</text:p>
      <text:p text:style-name="P1"/>
      <text:p text:style-name="P1">[<text:a xlink:type="simple" xlink:href="mailto:user@localhost" text:style-name="Internet_20_link" text:visited-style-name="Visited_20_Internet_20_Link">user@localhost</text:a> lab_01]$ ssh <text:a xlink:type="simple" xlink:href="mailto:gaidai@jet.cpct.sibsutis.ru" text:style-name="Internet_20_link" text:visited-style-name="Visited_20_Internet_20_Link">gaidai@jet.cpct.sibsutis.ru</text:a></text:p>
      <text:p text:style-name="P1"/>
      <text:p text:style-name="P1">2. Подготовьте программное обеспечение, реализующее алгоритм умножения двух прямо-</text:p>
      <text:p text:style-name="P1">угольных матриц целых чисел. Размеры матриц задаются параметрами командной строки.</text:p>
      <text:p text:style-name="P1">Исходные матрицы генерируются псевдослучайным образом (стандартный генератор). Ис-</text:p>
      <text:p text:style-name="P1">ходные матрицы и результат их перемножения выводятся в стандартный поток вывода. Язык</text:p>
      <text:p text:style-name="P1">программирования и средства разработки, с использованием которых будет реализовано</text:p>
      <text:p text:style-name="P1">программное обеспечение, выбираются из числа доступных в распределённой вычислитель-</text:p>
      <text:p text:style-name="P1">ной системе Jet.</text:p>
      <text:p text:style-name="P1"/>
      <text:p text:style-name="P1">см. /home/students/mg165/gaidai/DCS/lab_01/Mul_Matrix.c</text:p>
      <text:p text:style-name="P1"/>
      <text:p text:style-name="P1">3. Опишите задачу, требующую для своего решения один узел и одно ядро на нем. При реше-</text:p>
      <text:p text:style-name="P1">нии задачи должно запускаться программное обеспечение, реализованное в п. 2. Размеры</text:p>
      <text:p text:style-name="P1">перемножаемых матриц задаются в виде трех чисел: M (количество строк в 1 таблице), N (ко-</text:p>
      <text:p text:style-name="P1">личество столбцов в 1 таблице и строк во 2 таблице), P (количество столбцов 2 таблицы), где</text:p>
      <text:p text:style-name="P1">M – линейный номер задач в её полном идентификаторе, N – удвоенное значение M, P –</text:p>
      <text:p text:style-name="P1">длина строки, содержащей сетевое имя узла, на котором выполняется задача.</text:p>
      <text:p text:style-name="P1"/>
      <text:p text:style-name="P2">[<text:a xlink:type="simple" xlink:href="mailto:gaidai@jet" text:style-name="Internet_20_link" text:visited-style-name="Visited_20_Internet_20_Link">gaidai@jet</text:a> lab_01]$ <text:span text:style-name="T1">make</text:span></text:p>
      <text:p text:style-name="P2">[<text:a xlink:type="simple" xlink:href="mailto:gaidai@jet" text:style-name="Internet_20_link" text:visited-style-name="Visited_20_Internet_20_Link">gaidai@jet</text:a> lab_01]$ <text:span text:style-name="T1">vi task_01.job</text:span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#PBS -N out_file</text:p>
            <text:p text:style-name="P2">#PBS -l nodes=1:ppn=1</text:p>
            <text:p text:style-name="P2">#PBS -j oe</text:p>
            <text:p text:style-name="P2"/>
            <text:p text:style-name="P2">cd $PBS_O_WORKDIR</text:p>
            <text:p text:style-name="P2">let M=`env echo $PBS_JOBID | tr -cd "[0-9]"`</text:p>
            <text:p text:style-name="P2">let N=M*2</text:p>
            <text:p text:style-name="P2">P=`expr length $HOSTNAME`</text:p>
            <text:p text:style-name="P2"/>
            <text:p text:style-name="P2">./Mul_Matrix.out $M $N $P</text:p>
          </table:table-cell>
        </table:table-row>
      </table:table>
      <text:p text:style-name="P6"/>
      <text:p text:style-name="P5"/>
      <text:p text:style-name="P1">см. /home/students/mg165/gaidai/DCS/lab_01/task_01.job</text:p>
      <text:p text:style-name="P1"/>
      <text:p text:style-name="P1">4. Поставьте задачу по умножению матриц в очередь. Посмотрите состояние очереди. Дожди-</text:p>
      <text:p text:style-name="P1">тесь завершения решения задачи и убедитесь в правильности выполнения программного</text:p>
      <text:p text:style-name="P1">обеспечения.</text:p>
      <text:p text:style-name="P1"/>
      <text:p text:style-name="P1">[<text:a xlink:type="simple" xlink:href="mailto:gaidai@jet" text:style-name="Internet_20_link" text:visited-style-name="Visited_20_Internet_20_Link">gaidai@jet</text:a> lab_01]$ qsub task_01.job</text:p>
      <text:p text:style-name="P1"><text:soft-page-break/>[<text:a xlink:type="simple" xlink:href="mailto:gaidai@jet" text:style-name="Internet_20_link" text:visited-style-name="Visited_20_Internet_20_Link">gaidai@jet</text:a> lab_01]$ qstat</text:p>
      <text:p text:style-name="P1">[<text:a xlink:type="simple" xlink:href="mailto:gaidai@jet" text:style-name="Internet_20_link" text:visited-style-name="Visited_20_Internet_20_Link">gaidai@jet</text:a> lab_01]$ less out_file.o*</text:p>
      <text:p text:style-name="P2">[<text:a xlink:type="simple" xlink:href="mailto:gaidai@jet" text:style-name="Internet_20_link" text:visited-style-name="Visited_20_Internet_20_Link">gaidai@jet</text:a> lab_01]$ <text:span text:style-name="T1">make clean</text:span></text:p>
      <text:p text:style-name="P1"/>
      <text:p text:style-name="P1">Основные задания.</text:p>
      <text:p text:style-name="P1"/>
      <text:p text:style-name="P1">5. Сконфигурируйте учетную запись в системе Jet так, чтобы при подключении по SSH использовалась пара открытый/закрытый ключ. Убедитесь, что теперь при подключении к системе, <text:span text:style-name="T1">a</text:span>утентификация происходит автоматически (без запроса паролей).</text:p>
      <text:p text:style-name="P1"/>
      <text:p text:style-name="P2">[<text:a xlink:type="simple" xlink:href="mailto:user@localhost" text:style-name="Internet_20_link" text:visited-style-name="Visited_20_Internet_20_Link">user@localhost</text:a> <text:span text:style-name="T1">~</text:span>]$ ssh-<text:span text:style-name="T1">keygen -t rsa</text:span></text:p>
      <text:p text:style-name="P2">[<text:a xlink:type="simple" xlink:href="mailto:user@localhost" text:style-name="Internet_20_link" text:visited-style-name="Visited_20_Internet_20_Link">user@localhost</text:a> <text:span text:style-name="T1">~</text:span>]$ <text:span text:style-name="T1">scp .ssh/id_rsa.pub </text:span><text:a xlink:type="simple" xlink:href="mailto:gaidai@jet.cpct.sibsutis.ru" text:style-name="Internet_20_link" text:visited-style-name="Visited_20_Internet_20_Link"><text:span text:style-name="T1">gaidai@jet.cpct.sibsutis.ru</text:span></text:a><text:span text:style-name="T1">:</text:span> <text:s text:c="23"/></text:p>
      <text:p text:style-name="P2">[<text:a xlink:type="simple" xlink:href="mailto:user@localhost" text:style-name="Internet_20_link" text:visited-style-name="Visited_20_Internet_20_Link">user@localhost</text:a> <text:span text:style-name="T1">~</text:span>]$ <text:span text:style-name="T1">ssh gaidai@jet.cpct.sibsutis.ru "cat ./id_rsa.pub &gt;&gt; ./.ssh/authorized_keys"</text:span></text:p>
      <text:p text:style-name="P2">[<text:a xlink:type="simple" xlink:href="mailto:user@localhost" text:style-name="Internet_20_link" text:visited-style-name="Visited_20_Internet_20_Link">user@localhost</text:a> <text:span text:style-name="T1">~</text:span>]<text:span text:style-name="T1">$ ssh </text:span><text:a xlink:type="simple" xlink:href="mailto:gaidai@jet.cpct.sibsutis.ru" text:style-name="Internet_20_link" text:visited-style-name="Visited_20_Internet_20_Link"><text:span text:style-name="T1">gaidai@jet.cpct.sibsutis.ru</text:span></text:a></text:p>
      <text:p text:style-name="P2">[<text:a xlink:type="simple" xlink:href="mailto:gaidai@jet" text:style-name="Internet_20_link" text:visited-style-name="Visited_20_Internet_20_Link">gaidai@jet</text:a> <text:span text:style-name="T1">~</text:span>]<text:span text:style-name="T1">$ </text:span></text:p>
      <text:p text:style-name="P1"/>
      <text:p text:style-name="P1">6. Используя технологию X11 forwarding запустите графический редактор gedit и создайте в до-</text:p>
      <text:p text:style-name="P1">машнем каталоге на основном узле системы Jet текстовый файл, в котором разместите ин-</text:p>
      <text:p text:style-name="P1">формацию о себе: номер группы, учетная запись, ФИО.</text:p>
      <text:p text:style-name="P1"/>
      <text:p text:style-name="P2">[<text:a xlink:type="simple" xlink:href="mailto:user@localhost" text:style-name="Internet_20_link" text:visited-style-name="Visited_20_Internet_20_Link">user@localhost</text:a> <text:span text:style-name="T1">~</text:span>]<text:span text:style-name="T1">$ ssh -X </text:span><text:a xlink:type="simple" xlink:href="mailto:gaidai@jet.cpct.sibsutis.ru" text:style-name="Internet_20_link" text:visited-style-name="Visited_20_Internet_20_Link"><text:span text:style-name="T1">gaidai@jet.cpct.sibsutis.ru</text:span></text:a></text:p>
      <text:p text:style-name="P2"><text:a xlink:type="simple" xlink:href="mailto:gaidai@jet" text:style-name="Internet_20_link" text:visited-style-name="Visited_20_Internet_20_Link">gaidai@jet</text:a> <text:span text:style-name="T1">~</text:span>]<text:span text:style-name="T1">$ gedit info.txt</text:span></text:p>
      <text:p text:style-name="P2"/>
      <text:p text:style-name="P2">см. /home/students/mg165/gaidai/<text:span text:style-name="T1">info.txt</text:span></text:p>
      <text:p text:style-name="P2"/>
      <text:p text:style-name="P2"/>
      <text:p text:style-name="P1">7. Создайте описание задачи, требующей для своего решения два вычислительных узла и три</text:p>
      <text:p text:style-name="P1">вычислительных ядра на каждом. Запустите задачу в интерактивном режиме. После получе-</text:p>
      <text:p text:style-name="P1">ния доступа к командной строке выведите на экран содержимое всех переменных среды</text:p>
      <text:p text:style-name="P1">окружения, начинающихся с префикса PBS_. Выведите на экран содержимое файла, в кото-</text:p>
      <text:p text:style-name="P1">ром указаны имена узлов, выделенных для решения задачи. Используя команду mount</text:p>
      <text:p text:style-name="P1">определите каким образом сконфигурирована файловая система на вычислительном узле.</text:p>
      <text:p text:style-name="P1"/>
      <text:p text:style-name="P3">[<text:a xlink:type="simple" xlink:href="mailto:gaidai@jet" text:style-name="Internet_20_link" text:visited-style-name="Visited_20_Internet_20_Link">gaidai@jet</text:a> lab_01]$ <text:span text:style-name="T1">make</text:span></text:p>
      <text:p text:style-name="P3">[<text:a xlink:type="simple" xlink:href="mailto:gaidai@jet" text:style-name="Internet_20_link" text:visited-style-name="Visited_20_Internet_20_Link">gaidai@jet</text:a> lab_01]$ <text:span text:style-name="T1">vi task_02.job</text:span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#PBS -N out_file</text:p>
            <text:p text:style-name="P8">#PBS -l nodes=2:ppn=3</text:p>
            <text:p text:style-name="P8">#PBS -j oe</text:p>
            <text:p text:style-name="P8"/>
            <text:p text:style-name="P8">cd $PBS_O_WORKDIR</text:p>
            <text:p text:style-name="P8"/>
            <text:p text:style-name="P8">./Mul_Matrix.out 5 3 5</text:p>
          </table:table-cell>
        </table:table-row>
      </table:table>
      <text:p text:style-name="P3"/>
      <text:p text:style-name="P3">[<text:a xlink:type="simple" xlink:href="mailto:gaidai@jet" text:style-name="Internet_20_link" text:visited-style-name="Visited_20_Internet_20_Link">gaidai@jet</text:a> lab_01]$ <text:span text:style-name="T2">qsub -I task_02.job</text:span></text:p>
      <text:p text:style-name="P7">[<text:a xlink:type="simple" xlink:href="mailto:gaidai@cn3" text:style-name="Internet_20_link" text:visited-style-name="Visited_20_Internet_20_Link">gaidai@cn3</text:a> ~]$ env | grep -E “PBS_*”</text:p>
      <text:p text:style-name="P7">[<text:a xlink:type="simple" xlink:href="mailto:gaidai@cn3" text:style-name="Internet_20_link" text:visited-style-name="Visited_20_Internet_20_Link">gaidai@cn3</text:a> ~]$ cat $PBS_NODEFILE</text:p>
      <text:p text:style-name="P7">[<text:a xlink:type="simple" xlink:href="mailto:gaidai@cn3" text:style-name="Internet_20_link" text:visited-style-name="Visited_20_Internet_20_Link">gaidai@cn3</text:a> ~]$ mount -l</text:p>
      <text:p text:style-name="P3"><text:soft-page-break/>Задания повышенной сложности.</text:p>
      <text:p text:style-name="P1"/>
      <text:p text:style-name="P1">8. Разработайте распределённое программное обеспечение реализующее следующий функци-</text:p>
      <text:p text:style-name="P1">онал:</text:p>
      <text:p text:style-name="P1"/>
      <text:p text:style-name="P1">- Модуль вывода информации о состоянии вычислительных узлов системы Jet. Запуск</text:p>
      <text:p text:style-name="P1">модуля возможен только на внешнем узле. Состоянием узлов считаем значения полей:</text:p>
      <text:p text:style-name="P1">state, power_state и jobs.</text:p>
      <text:p text:style-name="P1"/>
      <text:p text:style-name="P4">см. /home/students/mg165/gaidai/DCS/lab_01/<text:span text:style-name="T3">print_state_dcs.sh</text:span></text:p>
      <text:p text:style-name="P1"/>
      <text:p text:style-name="P1">- Модуль отображения состояния распределённой вычислительной системы. Использу-</text:p>
      <text:p text:style-name="P1">ет информацию, получаемую от первого модуля или загружаемую из локального фай-</text:p>
      <text:p text:style-name="P1">ла (текущее состояние распределённой системы должно сохранятся в локальный</text:p>
      <text:p text:style-name="P1">файл).</text:p>
      <text:p text:style-name="P1"/>
      <text:p text:style-name="P1">Интерфейс модуля отображения состояния распределённой системы значения не имеет (мо-</text:p>
      <text:p text:style-name="P1">жет быть текстовый, графический и т.п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2:06:01.916244748</meta:creation-date>
    <dc:date>2016-10-21T01:10:31.898810601</dc:date>
    <meta:editing-duration>PT2H42M29S</meta:editing-duration>
    <meta:editing-cycles>2</meta:editing-cycles>
    <meta:generator>LibreOffice/5.1.6.1.0$Linux_X86_64 LibreOffice_project/10$Build-1</meta:generator>
    <meta:document-statistic meta:table-count="2" meta:image-count="0" meta:object-count="0" meta:page-count="3" meta:paragraph-count="80" meta:word-count="539" meta:character-count="4292" meta:non-whitespace-character-count="3805"/>
  </office:meta>
</office:document-meta>
</file>